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74f9"/>
    </style:style>
    <style:style style:name="P2" style:family="paragraph" style:parent-style-name="Standard">
      <style:text-properties officeooo:paragraph-rsid="001643ed"/>
    </style:style>
    <style:style style:name="T1" style:family="text">
      <style:text-properties fo:color="#c9211e" fo:font-weight="bold" officeooo:rsid="001674f9" style:font-weight-asian="bold" style:font-weight-complex="bold"/>
    </style:style>
    <style:style style:name="T2" style:family="text">
      <style:text-properties fo:color="#c9211e" fo:font-weight="bold" officeooo:rsid="0015cbda"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fo:font-weight="normal" officeooo:rsid="0015cbda" style:font-weight-asian="normal" style:font-weight-complex="normal"/>
    </style:style>
    <style:style style:name="T5" style:family="text">
      <style:text-properties fo:color="#000000" fo:font-weight="normal" officeooo:rsid="001674f9" style:font-weight-asian="normal" style:font-weight-complex="normal"/>
    </style:style>
    <style:style style:name="T6" style:family="text">
      <style:text-properties fo:color="#000000" fo:font-weight="normal" officeooo:rsid="00181d8b" style:font-weight-asian="normal" style:font-weight-complex="normal"/>
    </style:style>
    <style:style style:name="T7" style:family="text">
      <style:text-properties fo:color="#000000" fo:font-weight="normal" officeooo:rsid="001643ed" style:font-weight-asian="normal" style:font-weight-complex="normal"/>
    </style:style>
    <style:style style:name="T8" style:family="text">
      <style:text-properties fo:color="#000000" fo:font-weight="normal" officeooo:rsid="001acaf9" style:font-weight-asian="normal" style:font-weight-complex="normal"/>
    </style:style>
    <style:style style:name="T9" style:family="text">
      <style:text-properties fo:color="#000000" fo:font-weight="normal" officeooo:rsid="001c062b" style:font-weight-asian="normal" style:font-weight-complex="normal"/>
    </style:style>
    <style:style style:name="T10" style:family="text">
      <style:text-properties officeooo:rsid="001674f9"/>
    </style:style>
    <style:style style:name="T11" style:family="text">
      <style:text-properties officeooo:rsid="0015cbda"/>
    </style:style>
    <style:style style:name="T12" style:family="text">
      <style:text-properties officeooo:rsid="00181d8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In order to tackle the first challenge of the model selection, we have done some research and testing on different kernels as well as the tuning of their hyperparameters. After trying out different combinations, we have found a good </text:span><text:span text:style-name="T10">tradeoff</text:span><text:span text:style-name="T11"> </text:span><text:span text:style-name="T10">of score/runtime </text:span><text:span text:style-name="T11">in the </text:span><text:span text:style-name="T2">WhiteKernel() + </text:span><text:span text:style-name="T1">RBF</text:span><text:span text:style-name="T2">() </text:span><text:span text:style-name="T4">kernels. They are tuned over several splits </text:span><text:span text:style-name="T5">(where I optimized to my liking the number of splits for the tradeoff runtime/score)</text:span><text:span text:style-name="T4"> of the train</text:span><text:span text:style-name="T5">ing</text:span><text:span text:style-name="T4"> data available, as I will describe for the next challenge. </text:span></text:p>
      <text:p text:style-name="P1"><text:span text:style-name="T4">Namely, </text:span><text:span text:style-name="T5">that was </text:span><text:span text:style-name="T4">dealing with the big dataset of over 15000 datapoints to train on. To ease this task down, we have used the KFold() method in order to split the training data into </text:span><text:span text:style-name="T5">n</text:span><text:span text:style-name="T4"> equal splits. We then tune the model on one of those splits, and directly test it on the remaining splits. If this reveals the lowest cost so far we save that configuration for later. </text:span><text:span text:style-name="T6">So</text:span><text:span text:style-name="T4"> we go through the </text:span><text:span text:style-name="T5">n</text:span><text:span text:style-name="T4"> splits, in order to find the best parameters, that we fix for the run-through of the actual test data (in order to significantly reduce the time used there).</text:span></text:p>
      <text:p text:style-name="P2"><text:span text:style-name="T6">I</text:span><text:span text:style-name="T9">n</text:span><text:span text:style-name="T7"> order to deal with the asymmetric cost, I introduced a hand-tuned approach. Whenever the prediction is close to but still below the threshold of 35.5 </text:span><text:span text:style-name="T6">(namely up to 1*std.dev. below it)</text:span><text:span text:style-name="T7">, I automatically set the prediction to 35.5, in order to avoid a cost-multiplicator of 20 for some of those border-cases. For </text:span><text:span text:style-name="T8">most </text:span><text:span text:style-name="T7">of the </text:span><text:span text:style-name="T8">other </text:span><text:span text:style-name="T7">predictions, I slightly shift them down </text:span><text:span text:style-name="T6">(0.5*std.dev.)</text:span><text:span text:style-name="T7">, in order to more often avoid the 5x multiplicator for overpredict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11:51:16.992511132</meta:creation-date>
    <dc:date>2021-10-22T14:57:34.086682822</dc:date>
    <meta:editing-duration>PT20M47S</meta:editing-duration>
    <meta:editing-cycles>5</meta:editing-cycles>
    <meta:generator>LibreOffice/6.4.7.2$Linux_X86_64 LibreOffice_project/40$Build-2</meta:generator>
    <meta:document-statistic meta:table-count="0" meta:image-count="0" meta:object-count="0" meta:page-count="1" meta:paragraph-count="3" meta:word-count="259" meta:character-count="1496" meta:non-whitespace-character-count="1239"/>
  </office:meta>
</office:document-meta>
</file>